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986" officeooo:paragraph-rsid="00040c85"/>
    </style:style>
    <style:style style:name="P2" style:family="paragraph" style:parent-style-name="Standard">
      <style:text-properties officeooo:rsid="001c8cb8" officeooo:paragraph-rsid="00040c85"/>
    </style:style>
    <style:style style:name="P3" style:family="paragraph" style:parent-style-name="Standard">
      <style:text-properties officeooo:rsid="0017f25a" officeooo:paragraph-rsid="00040c85"/>
    </style:style>
    <style:style style:name="P4" style:family="paragraph" style:parent-style-name="Standard">
      <style:text-properties officeooo:rsid="000fa9d3" officeooo:paragraph-rsid="00040c85"/>
    </style:style>
    <style:style style:name="P5" style:family="paragraph" style:parent-style-name="Standard">
      <style:text-properties fo:font-weight="bold" officeooo:rsid="000fa9d3" officeooo:paragraph-rsid="00040c85" style:font-weight-asian="bold" style:font-weight-complex="bold"/>
    </style:style>
    <style:style style:name="P6" style:family="paragraph" style:parent-style-name="Standard">
      <style:text-properties fo:font-weight="bold" officeooo:rsid="001b0b5f" officeooo:paragraph-rsid="00040c85" style:font-weight-asian="bold" style:font-weight-complex="bold"/>
    </style:style>
    <style:style style:name="T1" style:family="text">
      <style:text-properties officeooo:rsid="00182986"/>
    </style:style>
    <style:style style:name="T2" style:family="text">
      <style:text-properties officeooo:rsid="001b319a"/>
    </style:style>
    <style:style style:name="T3" style:family="text">
      <style:text-properties officeooo:rsid="001c8cb8"/>
    </style:style>
    <style:style style:name="T4" style:family="text">
      <style:text-properties officeooo:rsid="00040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[20,15] </text:span>neurons</text:p>
      <text:p text:style-name="P3">Feature scaling: <text:span text:style-name="T2">Standard </text:span>Scaler. Feature scaling performed on the features <text:span text:style-name="T2">and labels </text:span>of the training dataset and the same <text:span text:style-name="T2">i</text:span>s used to scale the testing dataset</text:p>
      <text:p text:style-name="P3">ReLU activation function in all layers, <text:span text:style-name="T3">softsign activation in the last layer</text:span></text:p>
      <text:p text:style-name="P4"><text:s/></text:p>
      <text:p text:style-name="P5">Learning rate=theoretical LR</text:p>
      <text:p text:style-name="P6">Same random weights initialized for constant and adaptive learning rate schemes</text:p>
      <text:p text:style-name="P4">SGD optimizer</text:p>
      <text:p text:style-name="P4"/>
      <text:p text:style-name="P1">batch size=<text:span text:style-name="T4">25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9:54:57.034550449</meta:creation-date>
    <dc:date>2020-01-22T19:55:15.242418676</dc:date>
    <meta:editing-duration>PT18S</meta:editing-duration>
    <meta:editing-cycles>1</meta:editing-cycles>
    <meta:document-statistic meta:table-count="0" meta:image-count="0" meta:object-count="0" meta:page-count="1" meta:paragraph-count="8" meta:word-count="58" meta:character-count="387" meta:non-whitespace-character-count="335"/>
    <meta:generator>LibreOffice/5.1.6.2$Linux_X86_64 LibreOffice_project/10m0$Build-2</meta:generator>
  </office:meta>
</office:document-meta>
</file>